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36.51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95.11mm"/>
    </style:style>
    <style:style style:name="co5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7.14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8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0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0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Ubuntu" fo:font-size="16pt" style:font-name-asian="Ubuntu" style:font-size-asian="16pt" style:font-name-complex="Ubuntu" style:font-size-complex="16pt"/>
    </style:style>
    <style:style style:name="ce103" style:family="table-cell" style:parent-style-name="Default" style:data-style-name="N0">
      <style:text-properties style:font-name="Ubuntu" style:font-name-asian="Ubuntu" style:font-name-complex="Ubuntu"/>
    </style:style>
    <style:style style:name="ce10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Ubuntu" fo:font-size="12pt" style:font-name-asian="Ubuntu" style:font-size-asian="12pt" style:font-name-complex="Ubuntu" style:font-size-complex="12pt"/>
    </style:style>
    <style:style style:name="ce10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Ubuntu" style:font-name-asian="Ubuntu" style:font-name-complex="Ubuntu"/>
    </style:style>
    <style:style style:name="ce106" style:family="table-cell" style:parent-style-name="Default" style:data-style-name="N0">
      <style:table-cell-properties fo:border-bottom="0.06pt solid #000000" fo:border-left="none" fo:border-right="none" fo:border-top="none"/>
      <style:text-properties style:font-name="Ubuntu" style:font-name-asian="Ubuntu" style:font-name-complex="Ubuntu"/>
    </style:style>
    <style:style style:name="ce10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Ubuntu" fo:font-weight="bold" style:font-name-asian="Ubuntu" style:font-weight-asian="bold" style:font-name-complex="Ubuntu" style:font-weight-complex="bold"/>
    </style:style>
    <style:style style:name="ce108" style:family="table-cell" style:parent-style-name="Default" style:data-style-name="N0">
      <style:table-cell-properties fo:border-bottom="none" fo:border-left="0.06pt solid #000000" fo:border-right="none" fo:border-top="none"/>
      <style:text-properties style:font-name="Ubuntu" style:font-name-asian="Ubuntu" style:font-name-complex="Ubuntu"/>
    </style:style>
    <style:style style:name="ce109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Ubuntu" style:font-name-asian="Ubuntu" style:font-name-complex="Ubuntu"/>
    </style:style>
    <style:style style:name="ce110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Ubuntu" style:font-name-asian="Ubuntu" style:font-name-complex="Ubuntu"/>
    </style:style>
    <style:style style:name="ce111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Ubuntu" style:font-name-asian="Ubuntu" style:font-name-complex="Ubuntu"/>
    </style:style>
    <style:style style:name="ce112" style:family="table-cell" style:parent-style-name="Default" style:data-style-name="N0">
      <style:table-cell-properties fo:border="0.06pt solid #000000"/>
      <style:text-properties style:font-name="Ubuntu" fo:font-weight="bold" style:font-name-asian="Ubuntu" style:font-weight-asian="bold" style:font-name-complex="Ubuntu" style:font-weight-complex="bold"/>
    </style:style>
    <style:style style:name="ce1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" style:font-name-asian="Ubuntu" style:font-name-complex="Ubuntu"/>
    </style:style>
    <style:style style:name="ce1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start" fo:margin-left="0mm"/>
      <style:text-properties style:font-name="Ubuntu" style:font-name-asian="Ubuntu" style:font-name-complex="Ubuntu"/>
    </style:style>
    <style:style style:name="ce1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Ubuntu" style:font-name-asian="Ubuntu" style:font-name-complex="Ubuntu"/>
    </style:style>
    <style:style style:name="ce11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Ubuntu" style:font-name-asian="Ubuntu" style:font-name-complex="Ubuntu"/>
    </style:style>
    <style:style style:name="ce117" style:family="table-cell" style:parent-style-name="Default" style:data-style-name="N0">
      <style:text-properties style:font-name="Ubuntu" fo:font-size="12pt" style:font-name-asian="Ubuntu" style:font-size-asian="12pt" style:font-name-complex="Ubuntu" style:font-size-complex="12pt"/>
    </style:style>
    <style:style style:name="ce118" style:family="table-cell" style:parent-style-name="Default" style:data-style-name="N0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1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Ubuntu" style:font-name-asian="Ubuntu" style:font-name-complex="Ubuntu"/>
    </style:style>
    <style:style style:name="ce1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Ubuntu" style:font-name-asian="Ubuntu" style:font-name-complex="Ubuntu"/>
    </style:style>
    <style:style style:name="ce12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Ubuntu" style:font-name-asian="Ubuntu" style:font-name-complex="Ubuntu"/>
    </style:style>
    <style:style style:name="ce12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Ubuntu" style:font-name-asian="Ubuntu" style:font-name-complex="Ubuntu"/>
    </style:style>
    <style:style style:name="ce12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Ubuntu" style:font-name-asian="Ubuntu" style:font-name-complex="Ubuntu"/>
    </style:style>
    <style:style style:name="ce124" style:family="table-cell" style:parent-style-name="Default" style:data-style-name="N0">
      <style:table-cell-properties fo:background-color="#fcc79b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125" style:family="table-cell" style:parent-style-name="Default" style:data-style-name="N0">
      <style:text-properties style:font-name="Ubuntu" fo:font-weight="bold" style:font-name-asian="Ubuntu" style:font-weight-asian="bold" style:font-name-complex="Ubuntu" style:font-weight-complex="bold"/>
    </style:style>
    <style:style style:name="ce126" style:family="table-cell" style:parent-style-name="Default" style:data-style-name="N0">
      <style:table-cell-properties fo:background-color="#f8aa97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127" style:family="table-cell" style:parent-style-name="Default" style:data-style-name="N0">
      <style:table-cell-properties fo:background-color="#dfcce4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1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Ubuntu" style:font-name-asian="Ubuntu" style:font-name-complex="Ubuntu"/>
    </style:style>
    <style:style style:name="ce129" style:family="table-cell" style:parent-style-name="Default" style:data-style-name="N0">
      <style:table-cell-properties fo:background-color="#8f93c7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Ubuntu1" style:font-name-asian="Ubuntu" style:font-name-complex="Ubuntu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Ubuntu1" style:font-name-asian="Ubuntu" style:font-name-complex="Ubuntu"/>
    </style:style>
    <style:style style:name="ce3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Ubuntu1" style:font-name-asian="Ubuntu" style:font-name-complex="Ubuntu"/>
    </style:style>
    <style:style style:name="ce3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Ubuntu1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Ubuntu1"/>
    </style:style>
    <style:style style:name="ce132" style:family="table-cell" style:parent-style-name="Default" style:data-style-name="N0">
      <style:table-cell-properties fo:background-color="#adc5e7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13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3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1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3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35" style:family="table-cell" style:parent-style-name="Default" style:data-style-name="N0">
      <style:table-cell-properties fo:background-color="#87d1d1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Ubuntu" style:font-name-asian="Ubuntu" style:font-name-complex="Ubuntu"/>
    </style:style>
    <style:style style:name="ce13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Ubuntu" style:font-name-asian="Ubuntu" style:font-name-complex="Ubuntu"/>
    </style:style>
    <style:style style:name="ce13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Ubuntu" style:font-name-asian="Ubuntu" style:font-name-complex="Ubuntu"/>
    </style:style>
    <style:style style:name="ce13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Ubuntu" style:font-name-asian="Ubuntu" style:font-name-complex="Ubuntu"/>
    </style:style>
    <style:style style:name="ce140" style:family="table-cell" style:parent-style-name="Default" style:data-style-name="N0">
      <style:table-cell-properties fo:background-color="#89c765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141" style:family="table-cell" style:parent-style-name="Hipervínculo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text-underline-style="none"/>
    </style:style>
    <style:style style:name="ce142" style:family="table-cell" style:parent-style-name="Default" style:data-style-name="N0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143" style:family="table-cell" style:parent-style-name="Default" style:data-style-name="N0">
      <style:table-cell-properties fo:background-color="#fdb94d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14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fo:background-color="#f79448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146" style:family="table-cell" style:parent-style-name="Default" style:data-style-name="N0">
      <style:table-cell-properties fo:background-color="#fff685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147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4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Ubuntu" style:font-name-asian="Ubuntu" style:font-name-complex="Ubuntu"/>
    </style:style>
    <style:style style:name="ce14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Ubuntu" style:font-name-asian="Ubuntu" style:font-name-complex="Ubuntu"/>
    </style:style>
    <style:style style:name="ce56" style:family="table-cell" style:parent-style-name="Default" style:data-style-name="N0">
      <style:text-properties style:font-name="Ubuntu1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102" office:value-type="string" calcext:value-type="string" table:number-columns-spanned="6" table:number-rows-spanned="1">
            <text:p>Rodríguez Jácome, David</text:p>
          </table:table-cell>
          <table:covered-table-cell table:number-columns-repeated="5"/>
          <table:table-cell table:number-columns-repeated="1017"/>
        </table:table-row>
        <table:table-row table:style-name="ro3">
          <table:table-cell/>
          <table:table-cell table:style-name="ce103"/>
          <table:table-cell table:style-name="ce117"/>
          <table:table-cell table:style-name="ce103" table:number-columns-repeated="4"/>
          <table:table-cell table:number-columns-repeated="1017"/>
        </table:table-row>
        <table:table-row table:style-name="ro4">
          <table:table-cell table:style-name="ce101"/>
          <table:table-cell table:style-name="ce104" office:value-type="string" calcext:value-type="string" table:number-columns-spanned="6" table:number-rows-spanned="1">
            <text:p>Hoja de cálculo para configuraciones de PC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/>
          <table:table-cell table:style-name="ce105"/>
          <table:table-cell table:style-name="ce103" table:number-columns-repeated="5"/>
          <table:table-cell table:number-columns-repeated="1017"/>
        </table:table-row>
        <table:table-row table:style-name="ro1">
          <table:table-cell/>
          <table:table-cell table:style-name="ce103" table:number-columns-repeated="6"/>
          <table:table-cell table:number-columns-repeated="1017"/>
        </table:table-row>
        <table:table-row table:style-name="ro3">
          <table:table-cell/>
          <table:table-cell table:style-name="ce106"/>
          <table:table-cell table:style-name="ce118" office:value-type="string" calcext:value-type="string" table:number-columns-spanned="5" table:number-rows-spanned="1">
            <text:p>Caja</text:p>
          </table:table-cell>
          <table:covered-table-cell table:number-columns-repeated="4"/>
          <table:table-cell table:number-columns-repeated="1017"/>
        </table:table-row>
        <table:table-row table:style-name="ro5">
          <table:table-cell/>
          <table:table-cell table:style-name="ce107" office:value-type="string" calcext:value-type="string">
            <text:p>Marca y modelo</text:p>
          </table:table-cell>
          <table:table-cell table:style-name="ce119" office:value-type="string" calcext:value-type="string" table:number-columns-spanned="5" table:number-rows-spanned="1">
            <text:p>Sharkoon TG5 RGB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Factores de forma/Formato</text:p>
          </table:table-cell>
          <table:table-cell table:style-name="ce120" office:value-type="string" calcext:value-type="string" table:number-columns-spanned="5" table:number-rows-spanned="1">
            <text:p>ATX/Mid-Tower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Dimensiones alto/ancho/profundidad (cm)</text:p>
          </table:table-cell>
          <table:table-cell table:style-name="ce121" office:value-type="string" calcext:value-type="string" table:number-columns-spanned="5" table:number-rows-spanned="1">
            <text:p>46.5/22.0/45.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Longitud máxima tarjeta gráfica (cm)</text:p>
          </table:table-cell>
          <table:table-cell table:style-name="ce121" office:value-type="string" calcext:value-type="string" table:number-columns-spanned="5" table:number-rows-spanned="1">
            <text:p>40.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Altura máxima disipador CPU (cm)</text:p>
          </table:table-cell>
          <table:table-cell table:style-name="ce121" office:value-type="string" calcext:value-type="string" table:number-columns-spanned="5" table:number-rows-spanned="1">
            <text:p>16.7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Conectividad panel delantero (USB 3.0, 2.0/entrada-salida <text:s/>audio/botones)/ ubicación</text:p>
          </table:table-cell>
          <table:table-cell table:style-name="ce121" office:value-type="string" calcext:value-type="string" table:number-columns-spanned="5" table:number-rows-spanned="1">
            <text:p>3.0: 2/2.0: 2/Audio HD (jack micrófono, salida audio)/superior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Tipo de refrigeraciones admitidas</text:p>
          </table:table-cell>
          <table:table-cell table:style-name="ce121" office:value-type="string" calcext:value-type="string" table:number-columns-spanned="5" table:number-rows-spanned="1">
            <text:p>por aire/líquida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Nº ventiladores incluidos (120-140-200 mm)/admitidos (120-140-200 mm)</text:p>
          </table:table-cell>
          <table:table-cell table:style-name="ce122" office:value-type="string" calcext:value-type="string" table:number-columns-spanned="5" table:number-rows-spanned="1">
            <text:p>Incluidos: 4x 120, admitidos: 8x 120 o 4x 140, 200: no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Nº radiadores incluidos/admitidos (120-140-360 mm)</text:p>
          </table:table-cell>
          <table:table-cell table:style-name="ce121" office:value-type="string" calcext:value-type="string" table:number-columns-spanned="5" table:number-rows-spanned="1">
            <text:p>Incluidos: no/ admitidos: 1x 120, 2x 140, 2x 36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Bahías 5.25’’ I-E/3.5’’ I-E/2.5’’ I-E</text:p>
          </table:table-cell>
          <table:table-cell table:style-name="ce121" office:value-type="string" calcext:value-type="string" table:number-columns-spanned="5" table:number-rows-spanned="1">
            <text:p>No-no/3-no/4-no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bahías de expansión traseras</text:p>
          </table:table-cell>
          <table:table-cell table:style-name="ce121" office:value-type="float" office:value="7" calcext:value-type="float" table:number-columns-spanned="5" table:number-rows-spanned="1">
            <text:p>7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RGB LED</text:p>
          </table:table-cell>
          <table:table-cell table:style-name="ce121" office:value-type="string" calcext:value-type="string" table:number-columns-spanned="5" table:number-rows-spanned="1">
            <text:p>Sí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10" office:value-type="string" calcext:value-type="string">
            <text:p>Materiales</text:p>
          </table:table-cell>
          <table:table-cell table:style-name="ce123" office:value-type="string" calcext:value-type="string" table:number-columns-spanned="5" table:number-rows-spanned="1">
            <text:p>Acero, cristal templado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3" table:number-columns-repeated="6"/>
          <table:table-cell table:number-columns-repeated="1017"/>
        </table:table-row>
        <table:table-row table:style-name="ro3">
          <table:table-cell/>
          <table:table-cell table:style-name="ce106"/>
          <table:table-cell table:style-name="ce124" office:value-type="string" calcext:value-type="string" table:number-columns-spanned="5" table:number-rows-spanned="1">
            <text:p>Fuente de alimenación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7" office:value-type="string" calcext:value-type="string">
            <text:p>Marca y modelo</text:p>
          </table:table-cell>
          <table:table-cell table:style-name="ce119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Dimensiones alto/ancho/profundidad (cm); Formato</text:p>
          </table:table-cell>
          <table:table-cell table:style-name="ce120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Potencia W/VA</text:p>
          </table:table-cell>
          <table:table-cell table:style-name="ce12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Certificación de eficiencia</text:p>
          </table:table-cell>
          <table:table-cell table:style-name="ce12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9" office:value-type="string" calcext:value-type="string">
            <text:p>Nº conexiones/Tipo de cable</text:p>
          </table:table-cell>
          <table:table-cell table:style-name="ce12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11" office:value-type="string" calcext:value-type="string">
            <text:p>Modularidad (completa/ Semi-modular/no)</text:p>
          </table:table-cell>
          <table:table-cell table:style-name="ce123" table:number-columns-spanned="5" table:number-rows-spanned="1"/>
          <table:covered-table-cell table:number-columns-repeated="4"/>
          <table:table-cell table:number-columns-repeated="1017"/>
        </table:table-row>
        <table:table-row table:style-name="ro5">
          <table:table-cell/>
          <table:table-cell table:style-name="ce103"/>
          <table:table-cell table:style-name="ce125"/>
          <table:table-cell table:style-name="ce103" table:number-columns-repeated="4"/>
          <table:table-cell table:number-columns-repeated="1017"/>
        </table:table-row>
        <table:table-row table:style-name="ro3">
          <table:table-cell/>
          <table:table-cell table:style-name="ce106"/>
          <table:table-cell table:style-name="ce126" office:value-type="string" calcext:value-type="string" table:number-columns-spanned="5" table:number-rows-spanned="1">
            <text:p>Placa base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12" office:value-type="string" calcext:value-type="string">
            <text:p>Marca y modelo</text:p>
          </table:table-cell>
          <table:table-cell table:style-name="ce119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Factor de forma</text:p>
          </table:table-cell>
          <table:table-cell table:style-name="ce120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BIOS (Fabricante/Tipo)</text:p>
          </table:table-cell>
          <table:table-cell table:style-name="ce12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Chipset</text:p>
          </table:table-cell>
          <table:table-cell table:style-name="ce12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Tipo de zócalo</text:p>
          </table:table-cell>
          <table:table-cell table:style-name="ce12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Conectividad de red por cable/inalámbrica <text:s/>(Ethernet LAN/WiFi/Bluetooth)</text:p>
          </table:table-cell>
          <table:table-cell table:style-name="ce12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Nº bancos de memoria RAM</text:p>
          </table:table-cell>
          <table:table-cell table:style-name="ce12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08" office:value-type="string" calcext:value-type="string">
            <text:p>Memoria admitida (Tipo/ DDR/Capacidad máxima/Frecuencia máx/Canales)</text:p>
          </table:table-cell>
          <table:table-cell table:style-name="ce12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Conectividad de vídeo (HDMI/DP/DVI/VGA/Serie)</text:p>
          </table:table-cell>
          <table:table-cell table:style-name="ce12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Conectividad de audio (jacks entrada/salida)</text:p>
          </table:table-cell>
          <table:table-cell table:style-name="ce12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Nº de USB 3.2/3.1/2.0</text:p>
          </table:table-cell>
          <table:table-cell table:style-name="ce122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Conectividad de almacenamiento</text:p>
          </table:table-cell>
          <table:table-cell table:style-name="ce12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9" office:value-type="string" calcext:value-type="string">
            <text:p>Nº de unidades HDD/SSD</text:p>
          </table:table-cell>
          <table:table-cell table:style-name="ce12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9" office:value-type="string" calcext:value-type="string">
            <text:p>Conectividad PS/2</text:p>
          </table:table-cell>
          <table:table-cell table:style-name="ce12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10" office:value-type="string" calcext:value-type="string">
            <text:p>Conectores de alimentación (CPU/placa base)</text:p>
          </table:table-cell>
          <table:table-cell table:style-name="ce123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3" table:number-columns-repeated="6"/>
          <table:table-cell table:number-columns-repeated="1017"/>
        </table:table-row>
        <table:table-row table:style-name="ro3">
          <table:table-cell/>
          <table:table-cell table:style-name="ce103"/>
          <table:table-cell table:style-name="ce127" office:value-type="string" calcext:value-type="string" table:number-columns-spanned="5" table:number-rows-spanned="1">
            <text:p>CPU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12" office:value-type="string" calcext:value-type="string">
            <text:p>Marca y modelo</text:p>
          </table:table-cell>
          <table:table-cell table:style-name="ce119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9" office:value-type="string" calcext:value-type="string">
            <text:p>Nº núcleos/hilos</text:p>
          </table:table-cell>
          <table:table-cell table:style-name="ce120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9" office:value-type="string" calcext:value-type="string">
            <text:p>Frecuencia base/turbo</text:p>
          </table:table-cell>
          <table:table-cell table:style-name="ce12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9" office:value-type="string" calcext:value-type="string">
            <text:p>Caché</text:p>
          </table:table-cell>
          <table:table-cell table:style-name="ce12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9" office:value-type="string" calcext:value-type="string">
            <text:p>PCIe</text:p>
          </table:table-cell>
          <table:table-cell table:style-name="ce12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9" office:value-type="string" calcext:value-type="string">
            <text:p>Matriz</text:p>
          </table:table-cell>
          <table:table-cell table:style-name="ce12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9" office:value-type="string" calcext:value-type="string">
            <text:p>Refrigeración incluida/Tipo</text:p>
          </table:table-cell>
          <table:table-cell table:style-name="ce12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9" office:value-type="string" calcext:value-type="string">
            <text:p>GPU integrada</text:p>
          </table:table-cell>
          <table:table-cell table:style-name="ce12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9" office:value-type="string" calcext:value-type="string">
            <text:p>Memoria admitida (Tipo/canal/ máxima)</text:p>
          </table:table-cell>
          <table:table-cell table:style-name="ce12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10" office:value-type="string" calcext:value-type="string">
            <text:p>Consumo</text:p>
          </table:table-cell>
          <table:table-cell table:style-name="ce123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3"/>
          <table:table-cell table:style-name="ce128"/>
          <table:table-cell table:style-name="ce103" table:number-columns-repeated="4"/>
          <table:table-cell table:number-columns-repeated="1017"/>
        </table:table-row>
        <table:table-row table:style-name="ro3">
          <table:table-cell/>
          <table:table-cell table:style-name="ce103"/>
          <table:table-cell table:style-name="ce129" office:value-type="string" calcext:value-type="string" table:number-columns-spanned="5" table:number-rows-spanned="1">
            <text:p>Memoria RAM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7" office:value-type="string" calcext:value-type="string">
            <text:p>Marca y modelo</text:p>
          </table:table-cell>
          <table:table-cell table:style-name="ce31" table:number-columns-spanned="5" table:number-rows-spanned="1"/>
          <table:covered-table-cell table:number-columns-repeated="4" table:style-name="ce56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Tipo de módulo</text:p>
          </table:table-cell>
          <table:table-cell table:style-name="ce32" table:number-columns-spanned="5" table:number-rows-spanned="1"/>
          <table:covered-table-cell table:number-columns-repeated="4" table:style-name="ce56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Tipo</text:p>
          </table:table-cell>
          <table:table-cell table:style-name="ce33" table:number-columns-spanned="5" table:number-rows-spanned="1"/>
          <table:covered-table-cell table:number-columns-repeated="4" table:style-name="ce56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Frecuencia</text:p>
          </table:table-cell>
          <table:table-cell table:style-name="ce33" table:number-columns-spanned="5" table:number-rows-spanned="1"/>
          <table:covered-table-cell table:number-columns-repeated="4" table:style-name="ce56"/>
          <table:table-cell table:number-columns-repeated="1017"/>
        </table:table-row>
        <table:table-row table:style-name="ro6">
          <table:table-cell/>
          <table:table-cell table:style-name="ce109" office:value-type="string" calcext:value-type="string">
            <text:p>Capacidad</text:p>
          </table:table-cell>
          <table:table-cell table:style-name="ce33" table:number-columns-spanned="5" table:number-rows-spanned="1"/>
          <table:covered-table-cell table:number-columns-repeated="4" table:style-name="ce56"/>
          <table:table-cell table:number-columns-repeated="1017"/>
        </table:table-row>
        <table:table-row table:style-name="ro6">
          <table:table-cell/>
          <table:table-cell table:style-name="ce109" office:value-type="string" calcext:value-type="string">
            <text:p>Canales</text:p>
          </table:table-cell>
          <table:table-cell table:style-name="ce33" table:number-columns-spanned="5" table:number-rows-spanned="1"/>
          <table:covered-table-cell table:number-columns-repeated="4" table:style-name="ce56"/>
          <table:table-cell table:number-columns-repeated="1017"/>
        </table:table-row>
        <table:table-row table:style-name="ro6">
          <table:table-cell/>
          <table:table-cell table:style-name="ce109" office:value-type="string" calcext:value-type="string">
            <text:p>Tasa de transferencia</text:p>
          </table:table-cell>
          <table:table-cell table:style-name="ce34" table:number-columns-spanned="5" table:number-rows-spanned="1"/>
          <table:covered-table-cell table:number-columns-repeated="4" table:style-name="ce56"/>
          <table:table-cell table:number-columns-repeated="1017"/>
        </table:table-row>
        <table:table-row table:style-name="ro6">
          <table:table-cell/>
          <table:table-cell table:style-name="ce111" office:value-type="string" calcext:value-type="string">
            <text:p>Latencia</text:p>
          </table:table-cell>
          <table:table-cell table:style-name="ce35" table:number-columns-spanned="5" table:number-rows-spanned="1"/>
          <table:covered-table-cell table:number-columns-repeated="4" table:style-name="ce56"/>
          <table:table-cell table:number-columns-repeated="1017"/>
        </table:table-row>
        <table:table-row table:style-name="ro1">
          <table:table-cell/>
          <table:table-cell table:style-name="ce103" table:number-columns-repeated="6"/>
          <table:table-cell table:number-columns-repeated="1017"/>
        </table:table-row>
        <table:table-row table:style-name="ro3">
          <table:table-cell/>
          <table:table-cell table:style-name="ce103"/>
          <table:table-cell table:style-name="ce132" office:value-type="string" calcext:value-type="string" table:number-columns-spanned="5" table:number-rows-spanned="1">
            <text:p>Almacenamiento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7" office:value-type="string" calcext:value-type="string">
            <text:p>Marca y modelo</text:p>
          </table:table-cell>
          <table:table-cell table:style-name="ce133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Tipo de unidad/Factor de forma/tamaño</text:p>
          </table:table-cell>
          <table:table-cell table:style-name="ce134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Interfaz</text:p>
          </table:table-cell>
          <table:table-cell table:style-name="ce130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Caché</text:p>
          </table:table-cell>
          <table:table-cell table:style-name="ce130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velocidad de rotación HDD</text:p>
          </table:table-cell>
          <table:table-cell table:style-name="ce130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Tasa de transferencia lectura, escritura</text:p>
          </table:table-cell>
          <table:table-cell table:style-name="ce130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11" office:value-type="string" calcext:value-type="string">
            <text:p>Capacidad</text:p>
          </table:table-cell>
          <table:table-cell table:style-name="ce13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3" table:number-columns-repeated="6"/>
          <table:table-cell table:number-columns-repeated="1017"/>
        </table:table-row>
        <table:table-row table:style-name="ro5">
          <table:table-cell/>
          <table:table-cell table:style-name="ce103"/>
          <table:table-cell table:style-name="ce135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7" office:value-type="string" calcext:value-type="string">
            <text:p>Marca y modelo</text:p>
          </table:table-cell>
          <table:table-cell table:style-name="ce136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Tasa de transferencia</text:p>
          </table:table-cell>
          <table:table-cell table:style-name="ce137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PCI</text:p>
          </table:table-cell>
          <table:table-cell table:style-name="ce138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9" office:value-type="string" calcext:value-type="string">
            <text:p>Conectores</text:p>
          </table:table-cell>
          <table:table-cell table:style-name="ce138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9" office:value-type="string" calcext:value-type="string">
            <text:p>Ethernet LAN/WiFi</text:p>
          </table:table-cell>
          <table:table-cell table:style-name="ce138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11" office:value-type="string" calcext:value-type="string">
            <text:p>WOL</text:p>
          </table:table-cell>
          <table:table-cell table:style-name="ce139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3" table:number-columns-repeated="6"/>
          <table:table-cell table:number-columns-repeated="1017"/>
        </table:table-row>
        <table:table-row table:style-name="ro3">
          <table:table-cell/>
          <table:table-cell table:style-name="ce103"/>
          <table:table-cell table:style-name="ce140" office:value-type="string" calcext:value-type="string" table:number-columns-spanned="5" table:number-rows-spanned="1">
            <text:p>Tarjeta gráfica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7" office:value-type="string" calcext:value-type="string">
            <text:p>Marca y modelo</text:p>
          </table:table-cell>
          <table:table-cell table:style-name="ce133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Tamaño de ranura de expansión</text:p>
          </table:table-cell>
          <table:table-cell table:style-name="ce134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Interfaz</text:p>
          </table:table-cell>
          <table:table-cell table:style-name="ce130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9" office:value-type="string" calcext:value-type="string">
            <text:p>Tasa de transferencia</text:p>
          </table:table-cell>
          <table:table-cell table:style-name="ce130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13" office:value-type="string" calcext:value-type="string">
            <text:p>Conexiones</text:p>
          </table:table-cell>
          <table:table-cell table:style-name="ce130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14" office:value-type="string" calcext:value-type="string">
            <text:p>Alimentación/consumo</text:p>
          </table:table-cell>
          <table:table-cell table:style-name="ce130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14" office:value-type="string" calcext:value-type="string">
            <text:p>tamaño longitud, anchura, altura (mm)</text:p>
          </table:table-cell>
          <table:table-cell table:style-name="ce130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14" office:value-type="string" calcext:value-type="string">
            <text:p>Procesador gráfico</text:p>
          </table:table-cell>
          <table:table-cell table:style-name="ce130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15" office:value-type="string" calcext:value-type="string">
            <text:p>Máxima resolución admitida</text:p>
          </table:table-cell>
          <table:table-cell table:style-name="ce14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15" office:value-type="string" calcext:value-type="string">
            <text:p>Memoria (capacidad/tipo/frecuencia)</text:p>
          </table:table-cell>
          <table:table-cell table:style-name="ce130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16" office:value-type="string" calcext:value-type="string">
            <text:p>Refrigeración (Tipo/Nº ventiladores)</text:p>
          </table:table-cell>
          <table:table-cell table:style-name="ce131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3" table:number-columns-repeated="6"/>
          <table:table-cell table:number-columns-repeated="1017"/>
        </table:table-row>
        <table:table-row table:style-name="ro3">
          <table:table-cell/>
          <table:table-cell table:style-name="ce103"/>
          <table:table-cell table:style-name="ce142" office:value-type="string" calcext:value-type="string" table:number-columns-spanned="5" table:number-rows-spanned="1">
            <text:p>Refrigeración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7" office:value-type="string" calcext:value-type="string">
            <text:p>Marca y modelo</text:p>
          </table:table-cell>
          <table:table-cell table:style-name="ce133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9" office:value-type="string" calcext:value-type="string">
            <text:p>Soporte</text:p>
          </table:table-cell>
          <table:table-cell table:style-name="ce134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Tipo de refrigeración</text:p>
          </table:table-cell>
          <table:table-cell table:style-name="ce130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Tamaño (mm)</text:p>
          </table:table-cell>
          <table:table-cell table:style-name="ce130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11" office:value-type="string" calcext:value-type="string">
            <text:p>Funcionamiento optimizado (flujo/presión estática)</text:p>
          </table:table-cell>
          <table:table-cell table:style-name="ce131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3" table:number-columns-repeated="6"/>
          <table:table-cell table:number-columns-repeated="1017"/>
        </table:table-row>
        <table:table-row table:style-name="ro3">
          <table:table-cell/>
          <table:table-cell table:style-name="ce103"/>
          <table:table-cell table:style-name="ce143" office:value-type="string" calcext:value-type="string" table:number-columns-spanned="5" table:number-rows-spanned="1">
            <text:p>Periféricos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7" office:value-type="string" calcext:value-type="string">
            <text:p>Marca y modelo</text:p>
          </table:table-cell>
          <table:table-cell table:style-name="ce144" office:value-type="string" calcext:value-type="string" table:number-columns-spanned="5" table:number-rows-spanned="1">
            <text:p>Marca y modelo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Ratón y teclado</text:p>
          </table:table-cell>
          <table:table-cell table:style-name="ce134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11" office:value-type="string" calcext:value-type="string">
            <text:p>Altavoces</text:p>
          </table:table-cell>
          <table:table-cell table:style-name="ce13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3" table:number-columns-repeated="6"/>
          <table:table-cell table:number-columns-repeated="1017"/>
        </table:table-row>
        <table:table-row table:style-name="ro5">
          <table:table-cell/>
          <table:table-cell table:style-name="ce103"/>
          <table:table-cell table:style-name="ce145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7" office:value-type="string" calcext:value-type="string">
            <text:p>Marca y modelo</text:p>
          </table:table-cell>
          <table:table-cell table:style-name="ce133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Tipo (CD/DVD/Blu-Ray)</text:p>
          </table:table-cell>
          <table:table-cell table:style-name="ce134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Interfaz</text:p>
          </table:table-cell>
          <table:table-cell table:style-name="ce130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Lector/Grabador</text:p>
          </table:table-cell>
          <table:table-cell table:style-name="ce130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11" office:value-type="string" calcext:value-type="string">
            <text:p>Interna/Externa</text:p>
          </table:table-cell>
          <table:table-cell table:style-name="ce131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3" table:number-columns-repeated="6"/>
          <table:table-cell table:number-columns-repeated="1017"/>
        </table:table-row>
        <table:table-row table:style-name="ro3">
          <table:table-cell/>
          <table:table-cell table:style-name="ce103"/>
          <table:table-cell table:style-name="ce146" office:value-type="string" calcext:value-type="string" table:number-columns-spanned="5" table:number-rows-spanned="1">
            <text:p>Monitor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7" office:value-type="string" calcext:value-type="string">
            <text:p>Marca y modelo</text:p>
          </table:table-cell>
          <table:table-cell table:style-name="ce133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Tipo de panel</text:p>
          </table:table-cell>
          <table:table-cell table:style-name="ce134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Pulgadas</text:p>
          </table:table-cell>
          <table:table-cell table:style-name="ce130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9" office:value-type="string" calcext:value-type="string">
            <text:p>Resolución</text:p>
          </table:table-cell>
          <table:table-cell table:style-name="ce130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9" office:value-type="string" calcext:value-type="string">
            <text:p>Relación de aspecto</text:p>
          </table:table-cell>
          <table:table-cell table:style-name="ce147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9" office:value-type="string" calcext:value-type="string">
            <text:p>Brillo (nits)</text:p>
          </table:table-cell>
          <table:table-cell table:style-name="ce148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9" office:value-type="string" calcext:value-type="string">
            <text:p>Conexones</text:p>
          </table:table-cell>
          <table:table-cell table:style-name="ce148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9" office:value-type="string" calcext:value-type="string">
            <text:p>Tiempo de respuesta (ms)</text:p>
          </table:table-cell>
          <table:table-cell table:style-name="ce148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11" office:value-type="string" calcext:value-type="string">
            <text:p>Altavoces</text:p>
          </table:table-cell>
          <table:table-cell table:style-name="ce149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gl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hours/>
      <number:text>:</number:text>
      <number:minutes number:style="long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4:09:32.673279672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10-14T12:50:02Z</meta:creation-date>
    <dc:date>2020-11-03T14:10:38.499384609</dc:date>
    <meta:editing-cycles>17</meta:editing-cycles>
    <meta:editing-duration>PT1H35M8S</meta:editing-duration>
    <meta:document-statistic meta:table-count="1" meta:cell-count="124" meta:object-count="0"/>
  </office:meta>
</office:document-meta>
</file>